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199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397cm" svg:x="1.885cm" svg:y="2.143cm">
          <text:p text:style-name="P1">Raw ED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1.27cm" svg:x="1.758cm" svg:y="5.445cm">
          <text:p text:style-name="P1">File Combin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917cm" svg:y1="3.667cm" svg:x2="3.917cm" svg:y2="5.318cm">
          <text:p text:style-name="P1"/>
        </draw:line>
        <draw:frame draw:style-name="gr4" draw:text-style-name="P3" draw:layer="layout" svg:width="12.573cm" svg:height="2.621cm" svg:x="7.858cm" svg:y="5.423cm">
          <draw:text-box>
            <text:p><text:span text:style-name="T1">Interruptions to data collection on some files have made them less than 72 hours. Experimenters restarted the data collection again but may not have reached a total of 72 hours. Therefore we combine short files to a total of either 48 or 72 hour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 Caudill</meta:initial-creator>
    <meta:creation-date>2023-11-02T09:52:05.541121444</meta:creation-date>
    <dc:date>2023-11-02T09:59:40.396681475</dc:date>
    <dc:creator>Matt Caudill</dc:creator>
    <meta:editing-duration>PT7M35S</meta:editing-duration>
    <meta:editing-cycles>1</meta:editing-cycles>
    <meta:document-statistic meta:object-count="4"/>
    <meta:generator>LibreOffice/6.4.7.2$Linux_X86_64 LibreOffice_project/40$Build-2</meta:generator>
  </office:meta>
</office:document-meta>
</file>